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do" svg:font-family="Cardo" style:font-family-generic="roman" style:font-pitch="variable"/>
    <style:font-face style:name="Cardo1" svg:font-family="Cardo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 Bk" svg:font-family="'Roboto Bk'" style:font-family-generic="roman" style:font-pitch="variable"/>
    <style:font-face style:name="Roboto Bk1" svg:font-family="'Roboto Bk'" style:font-family-generic="system" style:font-pitch="variable"/>
    <style:font-face style:name="Roboto1" svg:font-family="Roboto" style:font-pitch="variable"/>
    <style:font-face style:name="Roboto2" svg:font-family="Roboto" style:font-family-generic="roman" style:font-pitch="variable"/>
    <style:font-face style:name="Roboto3" svg:font-family="Roboto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27.861cm" fo:margin-left="0.794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7.911cm"/>
    </style:style>
    <style:style style:name="Table1.C" style:family="table-column">
      <style:table-column-properties style:column-width="8.916cm"/>
    </style:style>
    <style:style style:name="Table1.D" style:family="table-column">
      <style:table-column-properties style:column-width="8.943cm"/>
    </style:style>
    <style:style style:name="Table1.E" style:family="table-column">
      <style:table-column-properties style:column-width="0.688cm"/>
    </style:style>
    <style:style style:name="Table1.1" style:family="table-row">
      <style:table-row-properties style:min-row-height="2.858cm" fo:keep-together="auto"/>
    </style:style>
    <style:style style:name="Table1.A1" style:family="table-cell">
      <style:table-cell-properties fo:background-color="#22a782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4.163cm" fo:keep-together="auto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officeooo:paragraph-rsid="001f7255"/>
    </style:style>
    <style:style style:name="P2" style:family="paragraph" style:parent-style-name="normal">
      <loext:graphic-properties draw:fill="none" draw:fill-color="#ffffff"/>
      <style:paragraph-properties fo:margin-left="0.335cm" fo:margin-right="0cm" fo:margin-top="0.20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883cm"/>
        </style:tab-stops>
      </style:paragraph-properties>
    </style:style>
    <style:style style:name="P3" style:family="paragraph" style:parent-style-name="normal">
      <loext:graphic-properties draw:fill="none" draw:fill-color="#ffffff"/>
      <style:paragraph-properties fo:margin-left="0.335cm" fo:margin-right="0cm" fo:margin-top="0.23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883cm"/>
        </style:tab-stops>
      </style:paragraph-properties>
    </style:style>
    <style:style style:name="P4" style:family="paragraph" style:parent-style-name="normal">
      <loext:graphic-properties draw:fill="none" draw:fill-color="#ffffff"/>
      <style:paragraph-properties fo:margin-left="0.312cm" fo:margin-right="0cm" fo:margin-top="0.203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7.844cm"/>
        </style:tab-stops>
      </style:paragraph-properties>
      <style:text-properties officeooo:paragraph-rsid="0026917a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Roboto2" fo:font-size="10pt" fo:font-style="normal" style:text-underline-style="none" fo:font-weight="normal" fo:background-color="transparent" style:font-name-asian="Roboto3" style:font-size-asian="10pt" style:font-style-asian="normal" style:font-weight-asian="normal" style:font-name-complex="Roboto3" style:font-size-complex="10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Roboto2" fo:font-size="10pt" fo:font-style="normal" style:text-underline-style="none" fo:font-weight="normal" fo:background-color="transparent" style:font-name-asian="Roboto3" style:font-size-asian="10pt" style:font-style-asian="normal" style:font-weight-asian="normal" style:font-name-complex="Roboto3" style:font-size-complex="10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012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Roboto2" fo:font-size="7pt" fo:font-style="normal" style:text-underline-style="none" fo:font-weight="normal" officeooo:rsid="002312b1" officeooo:paragraph-rsid="002312b1" fo:background-color="transparent" style:font-name-asian="Roboto3" style:font-size-asian="7pt" style:font-style-asian="normal" style:font-weight-asian="normal" style:font-name-complex="Roboto3" style:font-size-complex="7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012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Roboto2" fo:font-size="7pt" fo:font-style="normal" style:text-underline-style="none" fo:font-weight="normal" officeooo:rsid="002312b1" officeooo:paragraph-rsid="002312b1" fo:background-color="transparent" style:font-name-asian="Roboto3" style:font-size-asian="7pt" style:font-style-asian="normal" style:font-weight-asian="normal" style:font-name-complex="Roboto3" style:font-size-complex="7pt"/>
    </style:style>
    <style:style style:name="P9" style:family="paragraph" style:parent-style-name="normal">
      <loext:graphic-properties draw:fill="none" draw:fill-color="#ffffff"/>
      <style:paragraph-properties fo:margin-left="0.3cm" fo:margin-right="1.101cm" fo:margin-top="0.141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writing-mode="lr-tb" style:join-border="false"/>
      <style:text-properties fo:font-variant="normal" fo:text-transform="none" fo:color="#ffffff" loext:opacity="100%" style:text-line-through-style="none" style:text-line-through-type="none" style:text-position="0% 100%" style:font-name="Roboto2" fo:font-size="10pt" fo:font-style="normal" style:text-underline-style="none" fo:font-weight="bold" fo:background-color="transparent" style:font-name-asian="Roboto3" style:font-size-asian="10pt" style:font-style-asian="normal" style:font-weight-asian="bold" style:font-name-complex="Roboto3" style:font-size-complex="10pt"/>
    </style:style>
    <style:style style:name="P10" style:family="paragraph" style:parent-style-name="normal">
      <loext:graphic-properties draw:fill="none" draw:fill-color="#ffffff"/>
      <style:paragraph-properties fo:margin-left="0.312cm" fo:margin-right="0cm" fo:margin-top="0.028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Roboto2" fo:font-size="6pt" fo:font-style="normal" style:text-underline-style="none" fo:font-weight="normal" fo:background-color="transparent" style:font-name-asian="Roboto3" style:font-size-asian="6pt" style:font-style-asian="normal" style:font-weight-asian="normal" style:font-name-complex="Roboto3" style:font-size-complex="6pt"/>
    </style:style>
    <style:style style:name="P11" style:family="paragraph" style:parent-style-name="normal">
      <loext:graphic-properties draw:fill="none" draw:fill-color="#ffffff"/>
      <style:paragraph-properties fo:margin-left="0.335cm" fo:margin-right="0cm" fo:margin-top="0.064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Roboto2" fo:font-size="6pt" fo:font-style="normal" style:text-underline-style="none" fo:font-weight="normal" fo:background-color="transparent" style:font-name-asian="Roboto3" style:font-size-asian="6pt" style:font-style-asian="normal" style:font-weight-asian="normal" style:font-name-complex="Roboto3" style:font-size-complex="6pt"/>
    </style:style>
    <style:style style:name="P12" style:family="paragraph" style:parent-style-name="normal">
      <loext:graphic-properties draw:fill="none" draw:fill-color="#ffffff"/>
      <style:paragraph-properties fo:margin-left="0.312cm" fo:margin-right="0cm" fo:margin-top="0.02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Roboto2" fo:font-size="10pt" fo:font-style="normal" style:text-underline-style="none" fo:font-weight="bold" officeooo:rsid="00233370" officeooo:paragraph-rsid="00233370" fo:background-color="transparent" style:font-name-asian="Roboto3" style:font-size-asian="8.75pt" style:font-style-asian="normal" style:font-weight-asian="bold" style:font-name-complex="Roboto3" style:font-size-complex="10pt" style:font-weight-complex="bold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005cm" fo:margin-bottom="0.002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0pt" style:font-size-asian="10pt" style:font-size-complex="10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.005cm" fo:margin-bottom="0.002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size="10pt" style:font-size-asian="10pt" style:font-size-complex="10pt"/>
    </style:style>
    <style:style style:name="P15" style:family="paragraph" style:parent-style-name="normal">
      <loext:graphic-properties draw:fill="none" draw:fill-color="#ffffff"/>
      <style:paragraph-properties fo:margin-left="0.312cm" fo:margin-right="1.007cm" fo:margin-top="0.028cm" fo:margin-bottom="0cm" style:contextual-spacing="false" fo:line-height="11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pt" fo:font-weight="bold" officeooo:rsid="00233370" officeooo:paragraph-rsid="00233370" fo:background-color="transparent" style:font-size-asian="8.75pt" style:font-weight-asian="bold" style:font-size-complex="10pt" style:font-weight-complex="bold"/>
    </style:style>
    <style:style style:name="P16" style:family="paragraph" style:parent-style-name="normal">
      <loext:graphic-properties draw:fill="none" draw:fill-color="#ffffff"/>
      <style:paragraph-properties fo:margin-left="0cm" fo:margin-right="2.18cm" fo:margin-top="0.064cm" fo:margin-bottom="0cm" style:contextual-spacing="false" fo:line-height="11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size="10pt" fo:font-weight="bold" officeooo:rsid="002879e7" officeooo:paragraph-rsid="002879e7" style:font-size-asian="8.75pt" style:font-weight-asian="bold" style:font-size-complex="10pt" style:font-weight-complex="bold"/>
    </style:style>
    <style:style style:name="P17" style:family="paragraph" style:parent-style-name="normal">
      <loext:graphic-properties draw:fill="none" draw:fill-color="#ffffff"/>
      <style:paragraph-properties fo:margin-left="0cm" fo:margin-right="14.34cm" fo:margin-top="0.176cm" fo:margin-bottom="0cm" style:contextual-spacing="false" fo:line-height="11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.157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ffffff" loext:opacity="100%" fo:font-size="9pt" fo:font-weight="bold" style:font-size-asian="9pt" style:font-weight-asian="bold" style:font-size-complex="9pt"/>
    </style:style>
    <style:style style:name="P19" style:family="paragraph" style:parent-style-name="normal">
      <style:paragraph-properties fo:margin-left="0.212cm" fo:margin-right="0cm" fo:margin-top="0.123cm" fo:margin-bottom="0cm" style:contextual-spacing="false" fo:line-height="100%" fo:text-indent="0cm" style:auto-text-indent="false">
        <style:tab-stops>
          <style:tab-stop style:position="28.432cm"/>
        </style:tab-stops>
      </style:paragraph-properties>
      <style:text-properties fo:color="#222222" loext:opacity="100%" style:font-name="Roboto2" fo:font-size="10pt" fo:background-color="#ffffff" style:font-name-asian="Roboto3" style:font-size-asian="10pt" style:font-name-complex="Roboto3" style:font-size-complex="10pt"/>
    </style:style>
    <style:style style:name="P20" style:family="paragraph" style:parent-style-name="normal">
      <loext:graphic-properties draw:fill="none" draw:fill-color="#ffffff"/>
      <style:paragraph-properties fo:margin-left="0.312cm" fo:margin-right="0.85cm" fo:margin-top="0cm" fo:margin-bottom="0cm" style:contextual-spacing="false" fo:line-height="11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6a6a6a" loext:opacity="100%" fo:font-size="6pt" style:font-size-asian="6pt" style:font-size-complex="6pt"/>
    </style:style>
    <style:style style:name="P21" style:family="paragraph" style:parent-style-name="normal">
      <loext:graphic-properties draw:fill="none" draw:fill-color="#ffffff"/>
      <style:paragraph-properties fo:margin-left="0.312cm" fo:margin-right="0.85cm" fo:margin-top="0cm" fo:margin-bottom="0cm" style:contextual-spacing="false" fo:line-height="11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color="#6a6a6a" loext:opacity="100%" fo:font-size="10pt" style:font-size-asian="8.75pt" style:font-size-complex="10pt"/>
    </style:style>
    <style:style style:name="P22" style:family="paragraph" style:parent-style-name="normal">
      <loext:graphic-properties draw:fill="none" draw:fill-color="#ffffff"/>
      <style:paragraph-properties fo:margin-left="0.312cm" fo:margin-right="0.85cm" fo:margin-top="0cm" fo:margin-bottom="0cm" style:contextual-spacing="false" fo:line-height="11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color="#6a6a6a" loext:opacity="100%" fo:font-size="10pt" fo:font-weight="bold" officeooo:rsid="0024b1ad" officeooo:paragraph-rsid="0024b1ad" style:font-size-asian="8.75pt" style:font-weight-asian="bold" style:font-size-complex="10pt" style:font-weight-complex="bold"/>
    </style:style>
    <style:style style:name="P23" style:family="paragraph" style:parent-style-name="Frame_20_contents">
      <style:paragraph-properties fo:margin-left="0.035cm" fo:margin-right="0cm" fo:margin-top="0.028cm" fo:margin-bottom="0cm" style:contextual-spacing="false" fo:line-height="0.423cm" fo:text-align="start" style:justify-single-word="false" fo:text-indent="0.035cm" style:auto-text-indent="false"/>
    </style:style>
    <style:style style:name="P24" style:family="paragraph" style:parent-style-name="Frame_20_contents">
      <style:paragraph-properties fo:margin-left="0.035cm" fo:margin-right="0cm" fo:margin-top="0.026cm" fo:margin-bottom="0cm" style:contextual-spacing="false" fo:line-height="0.423cm" fo:text-align="start" style:justify-single-word="false" fo:text-indent="0.035cm" style:auto-text-indent="false"/>
    </style:style>
    <style:style style:name="P25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6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7" style:family="paragraph" style:parent-style-name="normal" style:list-style-name="WWNum1">
      <loext:graphic-properties draw:fill="none" draw:fill-color="#ffffff"/>
      <style:paragraph-properties fo:margin-left="0.631cm" fo:margin-right="0cm" fo:margin-top="0.203cm" fo:margin-bottom="0cm" style:contextual-spacing="false" fo:line-height="100%" fo:text-align="start" style:justify-single-word="false" fo:keep-together="auto" fo:orphans="0" fo:widows="0" fo:text-indent="-0.321cm" style:auto-text-indent="false" fo:background-color="transparent" fo:padding="0cm" fo:border="none" style:shadow="none" fo:keep-with-next="auto" style:join-border="false">
        <style:tab-stops>
          <style:tab-stop style:position="0.633cm"/>
          <style:tab-stop style:position="7.879cm"/>
        </style:tab-stops>
      </style:paragraph-properties>
    </style:style>
    <style:style style:name="P28" style:family="paragraph" style:parent-style-name="normal" style:list-style-name="WWNum1">
      <loext:graphic-properties draw:fill="none" draw:fill-color="#ffffff"/>
      <style:paragraph-properties fo:margin-left="0.669cm" fo:margin-right="0cm" fo:margin-top="0.064cm" fo:margin-bottom="0cm" style:contextual-spacing="false" fo:line-height="100%" fo:text-align="start" style:justify-single-word="false" fo:keep-together="auto" fo:orphans="0" fo:widows="0" fo:text-indent="-0.358cm" style:auto-text-indent="false" fo:background-color="transparent" fo:padding="0cm" fo:border="none" style:shadow="none" fo:keep-with-next="auto" style:join-border="false">
        <style:tab-stops>
          <style:tab-stop style:position="0.67cm"/>
        </style:tab-stops>
      </style:paragraph-properties>
      <style:text-properties fo:font-variant="normal" fo:text-transform="none" fo:color="#6a6a6a" loext:opacity="100%" style:text-line-through-style="none" style:text-line-through-type="none" style:text-position="0% 100%" style:font-name="Roboto2" fo:font-size="6pt" fo:font-style="normal" style:text-underline-style="none" fo:font-weight="bold" fo:background-color="transparent" style:font-name-asian="Roboto3" style:font-size-asian="6pt" style:font-style-asian="normal" style:font-weight-asian="bold" style:font-name-complex="Roboto3" style:font-size-complex="6pt"/>
    </style:style>
    <style:style style:name="P29" style:family="paragraph" style:parent-style-name="normal" style:list-style-name="WWNum1">
      <loext:graphic-properties draw:fill="none" draw:fill-color="#ffffff"/>
      <style:paragraph-properties fo:margin-left="0.669cm" fo:margin-right="0cm" fo:margin-top="0cm" fo:margin-bottom="0cm" style:contextual-spacing="false" fo:line-height="100%" fo:text-align="start" style:justify-single-word="false" fo:keep-together="auto" fo:orphans="0" fo:widows="0" fo:text-indent="-0.358cm" style:auto-text-indent="false" fo:background-color="transparent" fo:padding="0cm" fo:border="none" style:shadow="none" fo:keep-with-next="auto" style:join-border="false">
        <style:tab-stops>
          <style:tab-stop style:position="0.67cm"/>
        </style:tab-stops>
      </style:paragraph-properties>
      <style:text-properties fo:font-variant="normal" fo:text-transform="none" fo:color="#6a6a6a" loext:opacity="100%" style:text-line-through-style="none" style:text-line-through-type="none" style:text-position="0% 100%" style:font-name="Roboto2" fo:font-size="6pt" fo:font-style="normal" style:text-underline-style="none" fo:font-weight="bold" fo:background-color="transparent" style:font-name-asian="Roboto3" style:font-size-asian="6pt" style:font-style-asian="normal" style:font-weight-asian="bold" style:font-name-complex="Roboto3" style:font-size-complex="6pt"/>
    </style:style>
    <style:style style:name="P30" style:family="paragraph" style:parent-style-name="normal">
      <loext:graphic-properties draw:fill="none" draw:fill-color="#ffffff"/>
      <style:paragraph-properties fo:margin-left="0.335cm" fo:margin-right="0cm" fo:margin-top="0.028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6a6a6a" loext:opacity="100%" style:text-line-through-style="none" style:text-line-through-type="none" style:text-position="0% 100%" style:font-name="Cardo" fo:font-size="6pt" fo:font-style="normal" style:text-underline-style="none" fo:font-weight="normal" fo:background-color="transparent" style:font-name-asian="Cardo1" style:font-size-asian="6pt" style:font-style-asian="normal" style:font-weight-asian="normal" style:font-name-complex="Cardo1" style:font-size-complex="6pt"/>
    </style:style>
    <style:style style:name="P31" style:family="paragraph" style:parent-style-name="normal">
      <loext:graphic-properties draw:fill="none" draw:fill-color="#ffffff"/>
      <style:paragraph-properties fo:margin-left="0.335cm" fo:margin-right="0cm" fo:margin-top="0.02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Roboto" fo:font-size="10pt" fo:font-style="normal" style:text-underline-style="none" fo:font-weight="bold" officeooo:rsid="002879e7" officeooo:paragraph-rsid="002879e7" fo:background-color="transparent" style:font-name-asian="Cardo1" style:font-size-asian="8.75pt" style:font-style-asian="normal" style:font-weight-asian="bold" style:font-name-complex="Cardo1" style:font-size-complex="10pt" style:font-weight-complex="bold"/>
    </style:style>
    <style:style style:name="P32" style:family="paragraph" style:parent-style-name="normal">
      <loext:graphic-properties draw:fill="none" draw:fill-color="#ffffff"/>
      <style:paragraph-properties fo:margin-left="0.335cm" fo:margin-right="0cm" fo:margin-top="0.028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6a6a6a" loext:opacity="100%" style:text-line-through-style="none" style:text-line-through-type="none" style:text-position="0% 100%" style:font-name="Roboto" fo:font-size="10pt" fo:font-style="normal" style:text-underline-style="none" fo:font-weight="bold" officeooo:rsid="0028c3d1" officeooo:paragraph-rsid="0028c3d1" fo:background-color="transparent" style:font-name-asian="Cardo1" style:font-size-asian="8.75pt" style:font-style-asian="normal" style:font-weight-asian="bold" style:font-name-complex="Cardo1" style:font-size-complex="10pt" style:font-weight-complex="bold"/>
    </style:style>
    <style:style style:name="P33" style:family="paragraph">
      <loext:graphic-properties draw:fill="none"/>
      <style:paragraph-properties fo:text-align="start"/>
      <style:text-properties fo:font-size="11pt"/>
    </style:style>
    <style:style style:name="P34" style:family="paragraph">
      <loext:graphic-properties draw:fill="solid" draw:fill-color="#f78e1e"/>
      <style:paragraph-properties fo:text-align="start"/>
      <style:text-properties fo:font-size="11pt"/>
    </style:style>
    <style:style style:name="P35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loext:graphic-properties draw:fill="solid" draw:fill-color="#ffffff"/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37" style:family="paragraph">
      <style:paragraph-properties fo:margin-top="0cm" fo:margin-bottom="0cm" fo:line-height="110%" fo:text-align="start" style:writing-mode="lr-tb"/>
      <style:text-properties fo:font-size="11pt"/>
    </style:style>
    <style:style style:name="P38" style:family="paragraph">
      <loext:graphic-properties draw:fill="none"/>
      <style:paragraph-properties fo:margin-top="0cm" fo:margin-bottom="0cm" fo:line-height="110%" fo:text-align="start" style:writing-mode="lr-tb"/>
      <style:text-properties fo:font-size="11pt"/>
    </style:style>
    <style:style style:name="P39" style:family="paragraph">
      <style:paragraph-properties fo:margin-top="0cm" fo:margin-bottom="0cm" fo:line-height="97%" fo:text-align="start" style:writing-mode="lr-tb"/>
      <style:text-properties fo:font-size="11pt"/>
    </style:style>
    <style:style style:name="P40" style:family="paragraph">
      <loext:graphic-properties draw:fill="none"/>
      <style:paragraph-properties fo:margin-top="0cm" fo:margin-bottom="0cm" fo:line-height="97%" fo:text-align="start" style:writing-mode="lr-tb"/>
      <style:text-properties fo:font-size="11pt"/>
    </style:style>
    <style:style style:name="P41" style:family="paragraph">
      <style:paragraph-properties fo:margin-top="0cm" fo:margin-bottom="0cm" fo:line-height="78%" fo:text-align="start" style:writing-mode="lr-tb"/>
      <style:text-properties fo:font-size="11pt"/>
    </style:style>
    <style:style style:name="P42" style:family="paragraph">
      <style:paragraph-properties fo:margin-top="0.115cm" fo:margin-bottom="0cm" fo:line-height="75%" fo:text-align="start" style:writing-mode="lr-tb"/>
      <style:text-properties fo:font-size="11pt"/>
    </style:style>
    <style:style style:name="P43" style:family="paragraph">
      <loext:graphic-properties draw:fill="none"/>
      <style:paragraph-properties fo:margin-top="0cm" fo:margin-bottom="0cm" fo:line-height="78%" fo:text-align="start" style:writing-mode="lr-tb"/>
      <style:text-properties fo:font-size="11pt"/>
    </style:style>
    <style:style style:name="P44" style:family="paragraph">
      <style:paragraph-properties fo:margin-top="0.152cm" fo:margin-bottom="0cm" fo:line-height="110%" fo:text-align="start" style:writing-mode="lr-tb"/>
      <style:text-properties fo:font-size="11pt"/>
    </style:style>
    <style:style style:name="P45" style:family="paragraph">
      <style:paragraph-properties fo:margin-top="0cm" fo:margin-bottom="0cm" fo:line-height="75%" fo:text-align="start" style:writing-mode="lr-tb"/>
      <style:text-properties fo:font-size="11pt"/>
    </style:style>
    <style:style style:name="P46" style:family="paragraph">
      <style:paragraph-properties fo:margin-top="0.106cm" fo:margin-bottom="0cm" fo:line-height="110%" fo:text-align="start" style:writing-mode="lr-tb"/>
      <style:text-properties fo:font-size="11pt"/>
    </style:style>
    <style:style style:name="P47" style:family="paragraph">
      <style:paragraph-properties fo:margin-top="0cm" fo:margin-bottom="0cm" fo:line-height="100%" fo:text-align="start" style:writing-mode="lr-tb"/>
      <style:text-properties fo:font-size="11pt"/>
    </style:style>
    <style:style style:name="P48" style:family="paragraph">
      <loext:graphic-properties draw:fill="none"/>
      <style:paragraph-properties fo:margin-top="0cm" fo:margin-bottom="0cm" fo:line-height="100%" fo:text-align="start" style:writing-mode="lr-tb"/>
      <style:text-properties fo:font-size="11pt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P50" style:family="paragraph">
      <loext:graphic-properties draw:fill="none"/>
      <style:paragraph-properties fo:text-align="start"/>
    </style:style>
    <style:style style:name="P51" style:family="paragraph">
      <loext:graphic-properties draw:fill="solid" draw:fill-color="#ee4d9b"/>
      <style:paragraph-properties fo:text-align="start"/>
    </style:style>
    <style:style style:name="P52" style:family="paragraph">
      <style:paragraph-properties fo:margin-top="0cm" fo:margin-bottom="0cm" fo:line-height="110%" fo:text-align="start" style:writing-mode="lr-tb"/>
    </style:style>
    <style:style style:name="P53" style:family="paragraph">
      <loext:graphic-properties draw:fill="none"/>
      <style:paragraph-properties fo:margin-top="0cm" fo:margin-bottom="0cm" fo:line-height="110%" fo:text-align="start" style:writing-mode="lr-tb"/>
    </style:style>
    <style:style style:name="P54" style:family="paragraph">
      <style:paragraph-properties fo:margin-top="0cm" fo:margin-bottom="0cm" fo:line-height="97%" fo:text-align="start" style:writing-mode="lr-tb"/>
    </style:style>
    <style:style style:name="P55" style:family="paragraph">
      <loext:graphic-properties draw:fill="none"/>
      <style:paragraph-properties fo:margin-top="0cm" fo:margin-bottom="0cm" fo:line-height="97%" fo:text-align="start" style:writing-mode="lr-tb"/>
    </style:style>
    <style:style style:name="P56" style:family="paragraph">
      <style:paragraph-properties fo:margin-top="0cm" fo:margin-bottom="0cm" fo:line-height="78%" fo:text-align="start" style:writing-mode="lr-tb"/>
    </style:style>
    <style:style style:name="P57" style:family="paragraph">
      <style:paragraph-properties fo:margin-top="0.115cm" fo:margin-bottom="0cm" fo:line-height="75%" fo:text-align="start" style:writing-mode="lr-tb"/>
    </style:style>
    <style:style style:name="P58" style:family="paragraph">
      <loext:graphic-properties draw:fill="none"/>
      <style:paragraph-properties fo:margin-top="0cm" fo:margin-bottom="0cm" fo:line-height="78%" fo:text-align="start" style:writing-mode="lr-tb"/>
    </style:style>
    <style:style style:name="P59" style:family="paragraph">
      <style:paragraph-properties fo:margin-top="0cm" fo:margin-bottom="0cm" fo:line-height="75%" fo:text-align="start" style:writing-mode="lr-tb"/>
    </style:style>
    <style:style style:name="P60" style:family="paragraph">
      <style:paragraph-properties fo:margin-top="0.028cm" fo:margin-bottom="0cm" fo:line-height="75%" fo:text-align="start" style:writing-mode="lr-tb"/>
    </style:style>
    <style:style style:name="P61" style:family="paragraph">
      <loext:graphic-properties draw:fill="none"/>
      <style:paragraph-properties fo:margin-top="0cm" fo:margin-bottom="0cm" fo:line-height="75%" fo:text-align="start" style:writing-mode="lr-tb"/>
    </style:style>
    <style:style style:name="P62" style:family="paragraph">
      <style:paragraph-properties fo:margin-top="0.115cm" fo:margin-bottom="0cm" fo:line-height="100%" fo:text-align="start" style:writing-mode="lr-tb"/>
    </style:style>
    <style:style style:name="P63" style:family="paragraph">
      <style:paragraph-properties fo:margin-top="0.035cm" fo:margin-bottom="0cm" fo:line-height="114%" fo:text-align="start" style:writing-mode="lr-tb"/>
      <style:text-properties fo:font-size="11pt"/>
    </style:style>
    <style:style style:name="P64" style:family="paragraph">
      <loext:graphic-properties draw:fill="none"/>
      <style:paragraph-properties fo:margin-top="0.035cm" fo:margin-bottom="0cm" fo:line-height="114%" fo:text-align="start" style:writing-mode="lr-tb"/>
      <style:text-properties fo:font-size="11pt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fo:font-weight="bold" officeooo:rsid="001f7255" style:font-name-asian="Calibri1" style:font-weight-asian="bold" style:font-name-complex="Calibri1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bold" fo:background-color="transparent" loext:char-shading-value="0" style:font-name-asian="Calibri1" style:font-size-asian="11pt" style:font-style-asian="normal" style:font-weight-asian="bold" style:font-name-complex="Calibri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fo:background-color="transparent" loext:char-shading-value="0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font-style="normal" style:text-underline-style="none" fo:font-weight="bold" officeooo:rsid="001f7255" fo:background-color="transparent" loext:char-shading-value="0" style:font-name-asian="Calibri1" style:font-size-asian="12pt" style:font-style-asian="normal" style:font-weight-asian="bold" style:font-name-complex="Calibri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1pt" fo:font-style="normal" style:text-underline-style="none" fo:font-weight="normal" fo:background-color="transparent" loext:char-shading-value="0" style:font-name-asian="Times New Roman3" style:font-size-asian="11pt" style:font-style-asian="normal" style:font-weight-asian="normal" style:font-name-complex="Times New Roman3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font-style="normal" fo:font-weight="bold" style:font-name-asian="Arial3" style:font-size-asian="12pt" style:font-style-asian="normal" style:font-weight-asian="bold" style:font-name-complex="Arial3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Roboto2" fo:font-size="9pt" fo:font-style="normal" fo:font-weight="bold" style:font-name-asian="Roboto3" style:font-size-asian="9pt" style:font-style-asian="normal" style:font-weight-asian="bold" style:font-name-complex="Roboto3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Roboto2" fo:font-size="10pt" fo:font-style="normal" fo:font-weight="bold" style:font-name-asian="Roboto3" style:font-size-asian="10pt" style:font-style-asian="normal" style:font-weight-asian="bold" style:font-name-complex="Roboto3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Roboto2" fo:font-size="10pt" fo:font-style="normal" style:text-underline-style="none" fo:font-weight="bold" fo:background-color="#22a782" loext:char-shading-value="0" style:font-name-asian="Roboto3" style:font-size-asian="10pt" style:font-style-asian="normal" style:font-weight-asian="bold" style:font-name-complex="Roboto3" style:font-size-complex="10pt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Roboto2" fo:font-size="10pt" fo:font-style="normal" style:text-underline-style="none" fo:font-weight="bold" officeooo:rsid="0026917a" fo:background-color="#22a782" loext:char-shading-value="0" style:font-name-asian="Roboto3" style:font-size-asian="10pt" style:font-style-asian="normal" style:font-weight-asian="bold" style:font-name-complex="Roboto3" style:font-size-complex="10pt"/>
    </style:style>
    <style:style style:name="T12" style:family="text">
      <style:text-properties fo:font-variant="normal" fo:text-transform="none" fo:color="#222222" loext:opacity="100%" style:text-line-through-style="none" style:text-line-through-type="none" style:text-position="0% 100%" style:font-name="Roboto2" fo:font-size="8pt" fo:font-style="normal" style:text-underline-style="none" fo:font-weight="bold" fo:background-color="transparent" loext:char-shading-value="0" style:font-name-asian="Roboto3" style:font-size-asian="8pt" style:font-style-asian="normal" style:font-weight-asian="bold" style:font-name-complex="Roboto3" style:font-size-complex="8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6a6a6a" loext:opacity="100%" style:text-line-through-style="none" style:text-line-through-type="none" style:text-position="0% 100%" style:font-name="Roboto" fo:font-size="6pt" fo:letter-spacing="normal" fo:font-style="normal" style:text-underline-style="none" fo:font-weight="normal" fo:background-color="transparent" style:font-name-asian="Roboto" style:font-size-asian="6pt" style:font-style-asian="normal" style:font-weight-asian="normal" style:font-name-complex="Roboto" style:font-size-complex="6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0pt" fo:letter-spacing="normal" fo:font-style="normal" style:text-underline-style="none" fo:font-weight="bold" fo:background-color="transparent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7" style:family="text">
      <style:text-properties fo:font-variant="normal" fo:text-transform="none" fo:color="#222222" loext:opacity="100%" style:text-line-through-style="none" style:text-line-through-type="none" style:text-position="0% 100%" style:font-name="Roboto" fo:font-size="8pt" fo:letter-spacing="normal" fo:font-style="normal" style:text-underline-style="none" fo:font-weight="bold" fo:background-color="transparent" style:font-name-asian="Roboto" style:font-size-asian="8pt" style:font-style-asian="normal" style:font-weight-asian="bold" style:font-name-complex="Roboto" style:font-size-complex="8pt" style:font-style-complex="normal" style:font-weight-complex="bold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8pt" fo:letter-spacing="normal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draw:fill="none" draw:textarea-vertical-align="middle" draw:auto-grow-height="false" draw:fit-to-size="false" style:shrink-to-fit="false" fo:min-height="5.382cm" fo:min-width="27.45cm" fo:padding-top="0.448cm" fo:padding-bottom="0.448cm" fo:padding-left="0.254cm" fo:padding-right="0.254cm" fo:wrap-option="wrap" style:run-through="foreground"/>
    </style:style>
    <style:style style:name="gr4" style:family="graphic">
      <style:graphic-properties draw:stroke="none" svg:stroke-width="0cm" draw:fill="solid" draw:fill-color="#f78e1e" draw:textarea-vertical-align="middle" draw:auto-grow-height="false" draw:fit-to-size="false" style:shrink-to-fit="false" fo:min-height="5.382cm" fo:min-width="27.45cm" fo:padding-top="0.448cm" fo:padding-bottom="0.448cm" fo:padding-left="0.254cm" fo:padding-right="0.254cm" fo:wrap-option="wrap" style:run-through="foreground"/>
    </style:style>
    <style:style style:name="gr5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5.244cm" fo:min-width="26.053cm" fo:padding-top="0.448cm" fo:padding-bottom="0.448cm" fo:padding-left="0.254cm" fo:padding-right="0.254cm" fo:wrap-option="wrap" style:run-through="foreground"/>
      <style:paragraph-properties style:writing-mode="lr-tb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115cm" fo:min-width="7.687cm" fo:padding-top="0.187cm" fo:padding-bottom="0.187cm" fo:padding-left="0.247cm" fo:padding-right="0.247cm" fo:wrap-option="wrap" style:run-through="foreground"/>
      <style:paragraph-properties style:writing-mode="lr-tb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33cm" fo:min-width="1.139cm" fo:padding-top="0.187cm" fo:padding-bottom="0.187cm" fo:padding-left="0.247cm" fo:padding-right="0.247cm" fo:wrap-option="wrap" style:run-through="foreground"/>
      <style:paragraph-properties style:writing-mode="lr-tb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272cm" fo:min-width="6.473cm" fo:padding-top="0.187cm" fo:padding-bottom="0.187cm" fo:padding-left="0.247cm" fo:padding-right="0.247cm" fo:wrap-option="wrap" style:run-through="foreground"/>
      <style:paragraph-properties style:writing-mode="lr-tb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272cm" fo:min-width="1.138cm" fo:padding-top="0.187cm" fo:padding-bottom="0.187cm" fo:padding-left="0.247cm" fo:padding-right="0.247cm" fo:wrap-option="wrap" style:run-through="foreground"/>
      <style:paragraph-properties style:writing-mode="lr-tb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824cm" fo:min-width="5.584cm" fo:padding-top="0.187cm" fo:padding-bottom="0.187cm" fo:padding-left="0.247cm" fo:padding-right="0.247cm" fo:wrap-option="wrap" style:run-through="foreground"/>
      <style:paragraph-properties style:writing-mode="lr-tb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272cm" fo:min-width="0.954cm" fo:padding-top="0.187cm" fo:padding-bottom="0.187cm" fo:padding-left="0.247cm" fo:padding-right="0.247cm" fo:wrap-option="wrap" style:run-through="foreground"/>
      <style:paragraph-properties style:writing-mode="lr-tb"/>
    </style:style>
    <style:style style:name="gr12" style:family="graphic">
      <style:graphic-properties draw:stroke="none" svg:stroke-width="0cm" draw:fill="none" draw:textarea-vertical-align="top" draw:auto-grow-height="false" draw:fit-to-size="false" style:shrink-to-fit="false" fo:min-height="0.533cm" fo:min-width="6.329cm" fo:padding-top="0.187cm" fo:padding-bottom="0.187cm" fo:padding-left="0.247cm" fo:padding-right="0.247cm" fo:wrap-option="wrap" style:run-through="foreground"/>
      <style:paragraph-properties style:writing-mode="lr-tb"/>
    </style:style>
    <style:style style:name="gr13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64cm" fo:padding-bottom="0.164cm" fo:padding-left="0.254cm" fo:padding-right="0.254cm" fo:wrap-option="wrap" style:run-through="foreground"/>
      <style:paragraph-properties style:writing-mode="lr-tb"/>
    </style:style>
    <style:style style:name="gr14" style:family="graphic" style:parent-style-name="Frame">
      <style:graphic-properties draw:stroke="none" svg:stroke-width="0cm" draw:fill="none" draw:textarea-vertical-align="top" draw:auto-grow-height="false" fo:min-height="3.805cm" fo:min-width="0.019cm" fo:padding-top="0.106cm" fo:padding-bottom="0.106cm" fo:padding-left="0.247cm" fo:padding-right="0.247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draw:textarea-vertical-align="top" draw:auto-grow-height="false" fo:min-height="5.863cm" fo:min-width="0cm" fo:padding-top="0.106cm" fo:padding-bottom="0.106cm" fo:padding-left="0.247cm" fo:padding-right="0.247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7" style:family="graphic">
      <style:graphic-properties draw:stroke="none" svg:stroke-width="0cm" draw:fill="none" draw:textarea-vertical-align="middle" draw:auto-grow-height="false" draw:fit-to-size="false" style:shrink-to-fit="false" fo:min-height="4.434cm" fo:min-width="27.206cm" fo:padding-top="0.448cm" fo:padding-bottom="0.448cm" fo:padding-left="0.254cm" fo:padding-right="0.254cm" fo:wrap-option="wrap" style:run-through="foreground"/>
    </style:style>
    <style:style style:name="gr18" style:family="graphic">
      <style:graphic-properties draw:stroke="none" svg:stroke-width="0cm" draw:fill="solid" draw:fill-color="#ee4d9b" draw:textarea-vertical-align="middle" draw:auto-grow-height="false" draw:fit-to-size="false" style:shrink-to-fit="false" fo:min-height="4.434cm" fo:min-width="27.206cm" fo:padding-top="0.448cm" fo:padding-bottom="0.448cm" fo:padding-left="0.254cm" fo:padding-right="0.254cm" fo:wrap-option="wrap" style:run-through="foreground"/>
    </style:style>
    <style:style style:name="gr19" style:family="graphic">
      <style:graphic-properties draw:stroke="none" svg:stroke-width="0cm" draw:fill="solid" draw:fill-color="#ffffff" draw:textarea-vertical-align="middle" draw:auto-grow-height="false" draw:fit-to-size="false" style:shrink-to-fit="false" fo:min-height="4.295cm" fo:min-width="25.818cm" fo:padding-top="0.448cm" fo:padding-bottom="0.448cm" fo:padding-left="0.254cm" fo:padding-right="0.254cm" fo:wrap-option="wrap" style:run-through="foreground"/>
      <style:paragraph-properties style:writing-mode="lr-tb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145cm" fo:min-width="7.107cm" fo:padding-top="0.187cm" fo:padding-bottom="0.187cm" fo:padding-left="0.247cm" fo:padding-right="0.247cm" fo:wrap-option="wrap" style:run-through="foreground"/>
      <style:paragraph-properties style:writing-mode="lr-tb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141cm" fo:min-width="0.658cm" fo:padding-top="0.187cm" fo:padding-bottom="0.187cm" fo:padding-left="0.247cm" fo:padding-right="0.247cm" fo:wrap-option="wrap" style:run-through="foreground"/>
      <style:paragraph-properties style:writing-mode="lr-tb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309cm" fo:min-width="6.447cm" fo:padding-top="0.187cm" fo:padding-bottom="0.187cm" fo:padding-left="0.247cm" fo:padding-right="0.247cm" fo:wrap-option="wrap" style:run-through="foreground"/>
      <style:paragraph-properties style:writing-mode="lr-tb"/>
    </style:style>
    <style:style style:name="gr23" style:family="graphic">
      <style:graphic-properties draw:stroke="none" svg:stroke-width="0cm" draw:fill="none" draw:textarea-vertical-align="top" draw:auto-grow-height="false" draw:fit-to-size="false" style:shrink-to-fit="false" fo:min-height="0.584cm" fo:min-width="7.758cm" fo:padding-top="0.187cm" fo:padding-bottom="0.187cm" fo:padding-left="0.247cm" fo:padding-right="0.247cm" fo:wrap-option="wrap" style:run-through="foreground"/>
      <style:paragraph-properties style:writing-mode="lr-tb"/>
    </style:style>
    <style:style style:name="gr24" style:family="graphic">
      <style:graphic-properties draw:stroke="none" svg:stroke-width="0cm" draw:fill="none" draw:textarea-vertical-align="top" draw:auto-grow-height="false" draw:fit-to-size="false" style:shrink-to-fit="false" fo:min-height="0.03cm" fo:min-width="5.059cm" fo:padding-top="0.187cm" fo:padding-bottom="0.187cm" fo:padding-left="0.247cm" fo:padding-right="0.247cm" fo:wrap-option="wrap" style:run-through="foreground"/>
      <style:paragraph-properties style:writing-mode="lr-tb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309cm" fo:min-width="0.656cm" fo:padding-top="0.187cm" fo:padding-bottom="0.187cm" fo:padding-left="0.247cm" fo:padding-right="0.247cm" fo:wrap-option="wrap" style:run-through="foreground"/>
      <style:paragraph-properties style:writing-mode="lr-tb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584cm" fo:min-width="6.929cm" fo:padding-top="0.187cm" fo:padding-bottom="0.187cm" fo:padding-left="0.247cm" fo:padding-right="0.247cm" fo:wrap-option="wrap" style:run-through="foreground"/>
      <style:paragraph-properties style:writing-mode="lr-tb"/>
    </style:style>
    <style:style style:name="gr27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448cm" fo:padding-bottom="0.448cm" fo:padding-left="0.254cm" fo:padding-right="0.254cm" fo:wrap-option="wrap" style:run-through="foreground"/>
    </style:style>
    <style:style style:name="gr28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279cm" fo:padding-bottom="0.279cm" fo:padding-left="0.254cm" fo:padding-right="0.254cm" fo:wrap-option="wrap" style:run-through="foreground"/>
      <style:paragraph-properties style:writing-mode="lr-tb"/>
    </style:style>
    <style:style style:name="gr29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245cm" fo:padding-bottom="0.245cm" fo:padding-left="0.254cm" fo:padding-right="0.254cm" fo:wrap-option="wrap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"><text:span text:style-name="T1">Project Title : </text:span><text:span text:style-name="T2">Web Phishing Detection</text:span><text:span text:style-name="T1"> <text:s text:c="74"/></text:span><text:span text:style-name="T3">Project Design Phase-I</text:span><text:span text:style-name="T6"> - </text:span><text:span text:style-name="T3">Solution Fit Template</text:span><draw:custom-shape text:anchor-type="char" draw:z-index="1" draw:name="Shape 2" draw:style-name="gr16" draw:text-style-name="P49" svg:width="0.47cm" svg:height="6.074cm" svg:x="28.377cm" svg:y="7.511cm"><text:p text:style-name="P23"><text:span text:style-name="T8">Focus on J&amp;P, tap into BE, understand RC</text:span></text:p><draw:enhanced-geometry draw:mirror-horizontal="false" draw:mirror-vertical="false" svg:viewBox="0 0 0 0" drawooo:sub-view-size="159385 2176780" draw:text-areas="0 0 ?f0 ?f1" draw:type="ooxml-non-primitive" draw:enhanced-path="M 0 0 L 0 2176780 159385 2176780 159385 0 Z N"><draw:equation draw:name="f0" draw:formula="logwidth"/><draw:equation draw:name="f1" draw:formula="logheight"/></draw:enhanced-geometry></draw:custom-shape><text:span text:style-name="T4"> <text:s text:c="44"/></text:span><text:span text:style-name="T3">Team ID :</text:span><text:span text:style-name="T4"> </text:span><draw:custom-shape text:anchor-type="char" draw:z-index="4" draw:name="Shape 3" draw:style-name="gr14" draw:text-style-name="P49" svg:width="0.512cm" svg:height="4.015cm" svg:x="28.152cm" svg:y="1.658cm"><text:p text:style-name="P24"><text:span text:style-name="T9">Explore AS, differentiate</text:span></text:p><draw:enhanced-geometry draw:mirror-horizontal="false" draw:mirror-vertical="false" svg:viewBox="0 0 0 0" drawooo:sub-view-size="174625 1435735" draw:text-areas="0 0 ?f0 ?f1" draw:type="ooxml-non-primitive" draw:enhanced-path="M 0 0 L 0 1435735 174625 1435735 174625 0 Z N"><draw:equation draw:name="f0" draw:formula="logwidth"/><draw:equation draw:name="f1" draw:formula="logheight"/></draw:enhanced-geometry></draw:custom-shape><text:span text:style-name="T5">PNT2022TMID40190</text:span></text:p>
      <text:p text:style-name="P19"><text:tab/></text:p>
      <text:p text:style-name="P5"><draw:g text:anchor-type="char" draw:z-index="0" draw:name="Shape1" draw:style-name="gr1"><draw:g draw:style-name="gr2"><draw:custom-shape draw:name="Shape 8" draw:style-name="gr17" draw:text-style-name="P50" svg:width="27.713cm" svg:height="5.329cm" svg:x="0.872cm" svg:y="0.01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18" draw:text-style-name="P51" svg:width="27.713cm" svg:height="5.329cm" svg:x="0.872cm" svg:y="0.014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0" draw:style-name="gr19" draw:text-style-name="P36" svg:width="26.325cm" svg:height="5.19cm" svg:x="1.567cm" svg:y="0.081cm"><text:p text:style-name="P35"><text:span text:style-name="T13">Three to ten year old children, person who <text:s text:c="4"/>They have no proper idea about phishing <text:s text:c="4"/>Two factor authentication method is </text:span></text:p><text:p text:style-name="P35"><text:span text:style-name="T13">Are not have knowledge about website and <text:s text:c="3"/>how theft our data without our <text:s text:c="21"/>used to avoid phishing sites.</text:span></text:p><text:p text:style-name="P35"><text:span text:style-name="T13">Daily Internet user. <text:s text:c="42"/>Knowledge. <text:s text:c="23"/></text:span><text:span text:style-name="T13"><text:tab/></text:span><text:span text:style-name="T13"><text:tab/></text:span><text:span text:style-name="T13"><text:tab/></text:span></text:p><draw:enhanced-geometry draw:mirror-horizontal="false" draw:mirror-vertical="false" svg:viewBox="0 0 0 0" drawooo:sub-view-size="9632122 1886871" draw:text-areas="0 0 ?f0 ?f1" draw:type="ooxml-non-primitive" draw:enhanced-path="M 3202269 0 L 0 0 0 1886247 3202269 1886247 3202269 0 Z M 6404538 0 L 3227583 0 3227583 1886247 6404538 1886247 6404538 0 Z M 9632122 0 L 6429852 0 6429852 1886247 9632122 1886247 9632122 0 Z N"><draw:equation draw:name="f0" draw:formula="logwidth"/><draw:equation draw:name="f1" draw:formula="logheight"/></draw:enhanced-geometry></draw:custom-shape><draw:custom-shape draw:name="Shape 11" draw:style-name="gr20" draw:text-style-name="P53" svg:width="7.6cm" svg:height="0.518cm" svg:x="19.454cm" svg:y="1.09cm"><text:p text:style-name="P52"><text:span text:style-name="T14">or need to get the job done? What have they tried in the past? What pros &amp; cons do these solutions have? i.e. pen and paper is an alternative to digital notetaking</text:span></text:p><draw:enhanced-geometry draw:mirror-horizontal="false" draw:mirror-vertical="false" svg:viewBox="0 0 0 0" drawooo:sub-view-size="2781417 187751" draw:text-areas="0 0 ?f0 ?f1" draw:type="ooxml-non-primitive" draw:enhanced-path="M 0 0 L 0 187751 2781417 187751 2781417 0 Z N"><draw:equation draw:name="f0" draw:formula="logwidth"/><draw:equation draw:name="f1" draw:formula="logheight"/></draw:enhanced-geometry></draw:custom-shape><draw:custom-shape draw:name="Shape 12" draw:style-name="gr21" draw:text-style-name="P55" svg:width="1.151cm" svg:height="0.514cm" svg:x="26.605cm" svg:y="0.312cm"><text:p text:style-name="P54"><text:span text:style-name="T15"><text:s text:c="2"/></text:span><text:span text:style-name="T16">AS <text:s/></text:span></text:p><draw:enhanced-geometry draw:mirror-horizontal="false" draw:mirror-vertical="false" svg:viewBox="0 0 0 0" drawooo:sub-view-size="316429 146583" draw:text-areas="0 0 ?f0 ?f1" draw:type="ooxml-non-primitive" draw:enhanced-path="M 0 0 L 0 146583 316429 146583 316429 0 Z N"><draw:equation draw:name="f0" draw:formula="logwidth"/><draw:equation draw:name="f1" draw:formula="logheight"/></draw:enhanced-geometry></draw:custom-shape><draw:custom-shape draw:name="Shape 13" draw:style-name="gr22" draw:text-style-name="P58" svg:width="6.94cm" svg:height="0.682cm" svg:x="19.454cm" svg:y="0.375cm"><text:p text:style-name="P56"><text:span text:style-name="T17">5. AVAILABLE SOLUTIONS</text:span></text:p><text:p text:style-name="P57"><text:span text:style-name="T14">Which solutions are available to the customers when they face the problem</text:span></text:p><draw:enhanced-geometry draw:mirror-horizontal="false" draw:mirror-vertical="false" svg:viewBox="0 0 0 0" drawooo:sub-view-size="2539032 248256" draw:text-areas="0 0 ?f0 ?f1" draw:type="ooxml-non-primitive" draw:enhanced-path="M 0 0 L 0 248256 2539032 248256 2539032 0 Z N"><draw:equation draw:name="f0" draw:formula="logwidth"/><draw:equation draw:name="f1" draw:formula="logheight"/></draw:enhanced-geometry></draw:custom-shape><draw:custom-shape draw:name="Shape 14" draw:style-name="gr23" draw:text-style-name="P61" svg:width="8.25cm" svg:height="0.957cm" svg:x="10.605cm" svg:y="0.871cm"><text:p text:style-name="P59"><text:span text:style-name="T14">What constraints prevent your customers from taking action or limit their choices</text:span></text:p><text:p text:style-name="P60"><text:span text:style-name="T14">of solutions? i.e. spending power, budget, no cash, network connection, available devices.</text:span></text:p><draw:enhanced-geometry draw:mirror-horizontal="false" draw:mirror-vertical="false" svg:viewBox="0 0 0 0" drawooo:sub-view-size="3018107 187751" draw:text-areas="0 0 ?f0 ?f1" draw:type="ooxml-non-primitive" draw:enhanced-path="M 0 0 L 0 187751 3018107 187751 3018107 0 Z N"><draw:equation draw:name="f0" draw:formula="logwidth"/><draw:equation draw:name="f1" draw:formula="logheight"/></draw:enhanced-geometry></draw:custom-shape><draw:custom-shape draw:name="Shape 15" draw:style-name="gr21" draw:text-style-name="P55" svg:width="1.151cm" svg:height="0.514cm" svg:x="17.726cm" svg:y="0.319cm"><text:p text:style-name="P54"><text:span text:style-name="T15"><text:s text:c="2"/></text:span><text:span text:style-name="T16">CC <text:s/></text:span></text:p><draw:enhanced-geometry draw:mirror-horizontal="false" draw:mirror-vertical="false" svg:viewBox="0 0 0 0" drawooo:sub-view-size="316429 146583" draw:text-areas="0 0 ?f0 ?f1" draw:type="ooxml-non-primitive" draw:enhanced-path="M 0 0 L 0 146583 316429 146583 316429 0 Z N"><draw:equation draw:name="f0" draw:formula="logwidth"/><draw:equation draw:name="f1" draw:formula="logheight"/></draw:enhanced-geometry></draw:custom-shape><draw:custom-shape draw:name="Shape 16" draw:style-name="gr24" draw:text-style-name="P58" svg:width="5.552cm" svg:height="0.403cm" svg:x="10.698cm" svg:y="0.375cm"><text:p text:style-name="P56"><text:span text:style-name="T17">6. CUSTOMER CONSTRAINTS</text:span></text:p><draw:enhanced-geometry draw:mirror-horizontal="false" draw:mirror-vertical="false" svg:viewBox="0 0 0 0" drawooo:sub-view-size="1393556 117266" draw:text-areas="0 0 ?f0 ?f1" draw:type="ooxml-non-primitive" draw:enhanced-path="M 0 0 L 0 117266 1393556 117266 1393556 0 Z N"><draw:equation draw:name="f0" draw:formula="logwidth"/><draw:equation draw:name="f1" draw:formula="logheight"/></draw:enhanced-geometry></draw:custom-shape><draw:custom-shape draw:name="Shape 17" draw:style-name="gr25" draw:text-style-name="P55" svg:width="1.149cm" svg:height="0.682cm" svg:x="8.56cm" svg:y="0.375cm"><text:p text:style-name="P54"><text:span text:style-name="T15"><text:s text:c="2"/></text:span><text:span text:style-name="T16">CS <text:s/></text:span></text:p><draw:enhanced-geometry draw:mirror-horizontal="false" draw:mirror-vertical="false" svg:viewBox="0 0 0 0" drawooo:sub-view-size="316429 146583" draw:text-areas="0 0 ?f0 ?f1" draw:type="ooxml-non-primitive" draw:enhanced-path="M 0 0 L 0 146583 316429 146583 316429 0 Z N"><draw:equation draw:name="f0" draw:formula="logwidth"/><draw:equation draw:name="f1" draw:formula="logheight"/></draw:enhanced-geometry></draw:custom-shape><draw:custom-shape draw:name="Shape 18" draw:style-name="gr26" draw:text-style-name="P58" svg:width="7.421cm" svg:height="0.957cm" svg:x="1.891cm" svg:y="0.375cm"><text:p text:style-name="P56"><text:span text:style-name="T17">1. CUSTOMER SEGMENT(S)</text:span></text:p><text:p text:style-name="P62"><text:span text:style-name="T14">Who is your customer?</text:span></text:p><text:p text:style-name="P60"><text:span text:style-name="T14">i.e. working parents of 0-5 y.o. kids</text:span></text:p><draw:enhanced-geometry draw:mirror-horizontal="false" draw:mirror-vertical="false" svg:viewBox="0 0 0 0" drawooo:sub-view-size="1299260 348057" draw:text-areas="0 0 ?f0 ?f1" draw:type="ooxml-non-primitive" draw:enhanced-path="M 0 0 L 0 348057 1299260 348057 1299260 0 Z N"><draw:equation draw:name="f0" draw:formula="logwidth"/><draw:equation draw:name="f1" draw:formula="logheight"/></draw:enhanced-geometry></draw:custom-shape></draw:g><draw:custom-shape draw:name="Shape 19" draw:style-name="gr27" draw:text-style-name="P33" svg:width="0.186cm" svg:height="1.101cm" svg:x="28.191cm" svg:y="0.5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0" draw:style-name="gr28" draw:text-style-name="P64" svg:width="8.019cm" svg:height="1.11cm" draw:transform="rotate (-1.5707963267949) translate (28.79725cm 0.0141111111111111cm)"><text:p text:style-name="P63"><text:span text:style-name="T19">Explore AS, differentiat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1" draw:style-name="gr29" draw:text-style-name="P48" svg:width="5.897cm" svg:height="0.976cm" draw:transform="rotate (-1.5707963267949) translate (1.67922222222222cm -0.0105833333333333cm)"><text:p text:style-name="P47"><text:span text:style-name="T19">Define CS, fit into C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5"/>
      <text:p text:style-name="P5"/>
      <text:p text:style-name="P5"><draw:g text:anchor-type="char" draw:z-index="5" draw:name="Shape5" draw:style-name="gr1"><draw:g draw:style-name="gr2"><draw:custom-shape draw:name="Shape 1" draw:style-name="gr3" draw:text-style-name="P33" svg:width="27.957cm" svg:height="6.277cm" svg:x="0.757cm" svg:y="0.1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2" draw:style-name="gr4" draw:text-style-name="P34" svg:width="27.957cm" svg:height="6.277cm" svg:x="0.757cm" svg:y="0.15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3" draw:style-name="gr5" draw:text-style-name="P36" svg:width="26.56cm" svg:height="6.139cm" svg:x="1.457cm" svg:y="0.229cm"><text:p text:style-name="P35"><text:span text:style-name="T13">They lose their valuable data’s like credit <text:s text:c="6"/>Due to Carelessness of people is the main <text:s text:c="4"/>Check the URL’s start with “https” </text:span></text:p><text:p text:style-name="P35"><text:span text:style-name="T13">Card data, Internet banking or any valuable <text:s text:c="2"/>root cause.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and end to end encryption.</text:span></text:p><text:p text:style-name="P35"><text:span text:style-name="T13">User name and password. And they lose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If url not started with http and end to </text:span></text:p><text:p text:style-name="P35"><text:span text:style-name="T13">Their bank balance.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end encryption then decide he his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2"/>trapped</text:span></text:p><draw:enhanced-geometry draw:mirror-horizontal="false" draw:mirror-vertical="false" svg:viewBox="0 0 0 0" drawooo:sub-view-size="9640568 2214042" draw:text-areas="0 0 ?f0 ?f1" draw:type="ooxml-non-primitive" draw:enhanced-path="M 3205077 0 L 0 0 0 2214042 3205077 2214042 3205077 0 Z M 6410154 0 L 3230413 0 3230413 2214042 6410154 2214042 6410154 0 Z M 9640568 0 L 6435490 0 6435490 2214042 9640568 2214042 9640568 0 Z N"><draw:equation draw:name="f0" draw:formula="logwidth"/><draw:equation draw:name="f1" draw:formula="logheight"/></draw:enhanced-geometry></draw:custom-shape><draw:custom-shape draw:name="Shape 4" draw:style-name="gr6" draw:text-style-name="P38" svg:width="8.18cm" svg:height="0.488cm" svg:x="19.5cm" svg:y="1.148cm"><text:p text:style-name="P37"><text:span text:style-name="T14">i.e. directly related: ﬁnd the right solar panel installer, calculate usage and beneﬁts; indirectly associated: customers spend free time on volunteering work (i.e. Greenpeace)</text:span></text:p><draw:enhanced-geometry draw:mirror-horizontal="false" draw:mirror-vertical="false" svg:viewBox="0 0 0 0" drawooo:sub-view-size="2969447 175931" draw:text-areas="0 0 ?f0 ?f1" draw:type="ooxml-non-primitive" draw:enhanced-path="M 0 0 L 0 175931 2969447 175931 2969447 0 Z N"><draw:equation draw:name="f0" draw:formula="logwidth"/><draw:equation draw:name="f1" draw:formula="logheight"/></draw:enhanced-geometry></draw:custom-shape><draw:custom-shape draw:name="Shape 5" draw:style-name="gr7" draw:text-style-name="P40" svg:width="1.632cm" svg:height="0.906cm" svg:x="26.225cm" svg:y="0.413cm"><text:p text:style-name="P39"><text:span text:style-name="T15"><text:s text:c="2"/></text:span><text:span text:style-name="T16">BE <text:s/></text:span></text:p><draw:enhanced-geometry draw:mirror-horizontal="false" draw:mirror-vertical="false" svg:viewBox="0 0 0 0" drawooo:sub-view-size="316707 137354" draw:text-areas="0 0 ?f0 ?f1" draw:type="ooxml-non-primitive" draw:enhanced-path="M 0 0 L 0 137354 316707 137354 316707 0 Z N"><draw:equation draw:name="f0" draw:formula="logwidth"/><draw:equation draw:name="f1" draw:formula="logheight"/></draw:enhanced-geometry></draw:custom-shape><draw:custom-shape draw:name="Shape 6" draw:style-name="gr8" draw:text-style-name="P43" svg:width="6.966cm" svg:height="0.645cm" svg:x="19.5cm" svg:y="0.473cm"><text:p text:style-name="P41"><text:span text:style-name="T17">7. BEHAVIOUR</text:span></text:p><text:p text:style-name="P42"><text:span text:style-name="T14">What does your customer do to address the problem and get the job done?</text:span></text:p><draw:enhanced-geometry draw:mirror-horizontal="false" draw:mirror-vertical="false" svg:viewBox="0 0 0 0" drawooo:sub-view-size="2529224 232626" draw:text-areas="0 0 ?f0 ?f1" draw:type="ooxml-non-primitive" draw:enhanced-path="M 0 0 L 0 232626 2529224 232626 2529224 0 Z N"><draw:equation draw:name="f0" draw:formula="logwidth"/><draw:equation draw:name="f1" draw:formula="logheight"/></draw:enhanced-geometry></draw:custom-shape><draw:custom-shape draw:name="Shape 7" draw:style-name="gr9" draw:text-style-name="P40" svg:width="1.631cm" svg:height="0.645cm" svg:x="17.362cm" svg:y="0.413cm"><text:p text:style-name="P39"><text:span text:style-name="T15"><text:s text:c="2"/></text:span><text:span text:style-name="T16">RC <text:s/></text:span></text:p><draw:enhanced-geometry draw:mirror-horizontal="false" draw:mirror-vertical="false" svg:viewBox="0 0 0 0" drawooo:sub-view-size="316707 137354" draw:text-areas="0 0 ?f0 ?f1" draw:type="ooxml-non-primitive" draw:enhanced-path="M 0 0 L 0 137354 316707 137354 316707 0 Z N"><draw:equation draw:name="f0" draw:formula="logwidth"/><draw:equation draw:name="f1" draw:formula="logheight"/></draw:enhanced-geometry></draw:custom-shape><draw:custom-shape draw:name="Shape 9" draw:style-name="gr10" draw:text-style-name="P43" svg:width="6.077cm" svg:height="1.197cm" svg:x="10.67cm" svg:y="0.473cm"><text:p text:style-name="P41"><text:span text:style-name="T17">9. PROBLEM ROOT CAUSE</text:span></text:p><text:p text:style-name="P44"><text:span text:style-name="T14">What is the real reason that this problem exists? What is the back story behind the need to do this job?</text:span></text:p><text:p text:style-name="P45"><text:span text:style-name="T14">i.e. customers have to do it because of the change in regulations.</text:span></text:p><draw:enhanced-geometry draw:mirror-horizontal="false" draw:mirror-vertical="false" svg:viewBox="0 0 0 0" drawooo:sub-view-size="2206182 431352" draw:text-areas="0 0 ?f0 ?f1" draw:type="ooxml-non-primitive" draw:enhanced-path="M 0 0 L 0 431352 2206182 431352 2206182 0 Z N"><draw:equation draw:name="f0" draw:formula="logwidth"/><draw:equation draw:name="f1" draw:formula="logheight"/></draw:enhanced-geometry></draw:custom-shape><draw:custom-shape draw:name="Shape 10" draw:style-name="gr11" draw:text-style-name="P40" svg:width="1.447cm" svg:height="0.645cm" svg:x="8.608cm" svg:y="0.413cm"><text:p text:style-name="P39"><text:span text:style-name="T15"><text:s/></text:span><text:span text:style-name="T16">J&amp;P</text:span></text:p><draw:enhanced-geometry draw:mirror-horizontal="false" draw:mirror-vertical="false" svg:viewBox="0 0 0 0" drawooo:sub-view-size="290737 137354" draw:text-areas="0 0 ?f0 ?f1" draw:type="ooxml-non-primitive" draw:enhanced-path="M 0 0 L 0 137354 290737 137354 290737 0 Z N"><draw:equation draw:name="f0" draw:formula="logwidth"/><draw:equation draw:name="f1" draw:formula="logheight"/></draw:enhanced-geometry></draw:custom-shape><draw:custom-shape draw:name="Shape 11" draw:style-name="gr12" draw:text-style-name="P43" svg:width="6.822cm" svg:height="0.906cm" svg:x="1.785cm" svg:y="0.473cm"><text:p text:style-name="P41"><text:span text:style-name="T17">2. JOBS-TO-BE-DONE / PROBLEMS</text:span></text:p><text:p text:style-name="P46"><text:span text:style-name="T14">Which jobs-to-be-done (or problems) do you address for your customers? There could be more than one; explore different sides.</text:span></text:p><draw:enhanced-geometry draw:mirror-horizontal="false" draw:mirror-vertical="false" svg:viewBox="0 0 0 0" drawooo:sub-view-size="2476017 326144" draw:text-areas="0 0 ?f0 ?f1" draw:type="ooxml-non-primitive" draw:enhanced-path="M 0 0 L 0 326144 2476017 326144 2476017 0 Z N"><draw:equation draw:name="f0" draw:formula="logwidth"/><draw:equation draw:name="f1" draw:formula="logheight"/></draw:enhanced-geometry></draw:custom-shape></draw:g><draw:custom-shape draw:name="Shape 12" draw:style-name="gr13" draw:text-style-name="P48" svg:width="6.3cm" svg:height="0.655cm" draw:transform="rotate (-1.5707963267949) translate (1.40758333333333cm 0.165805555555556cm)"><text:p text:style-name="P47"><text:span text:style-name="T18">Focus on J&amp;P, tap into BE, understand R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13" draw:style-name="gr13" draw:text-style-name="P48" svg:width="6.3cm" svg:height="0.655cm" draw:transform="rotate (-1.5707963267949) translate (28.7125833333333cm 0.141111111111111cm)"><text:p text:style-name="P47"><text:span text:style-name="T18">Focus on J&amp;P, tap into BE, understand R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custom-shape text:anchor-type="char" draw:z-index="2" draw:name="Shape 5" draw:style-name="gr15" draw:text-style-name="P49" svg:width="0.821cm" svg:height="7.702cm" draw:transform="rotate (1.5707963267949) translate (29.6578611111111cm 18.0885416666667cm)"><text:p text:style-name="P25"><text:span text:style-name="T7">Identify strong TR &amp; E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Shape 6" draw:style-name="gr15" draw:text-style-name="P49" svg:width="0.821cm" svg:height="7.702cm" draw:transform="rotate (-1.5707963267949) translate (4.09029166666667cm 12.5569861111111cm)"><text:p text:style-name="P25"><text:span text:style-name="T7">Identify strong TR &amp; E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table:number-rows-spanned="2" office:value-type="string">
            <text:p text:style-name="P9">Identify strong TR &amp; EM</text:p>
          </table:table-cell>
          <table:table-cell table:style-name="Table1.B1" office:value-type="string">
            <text:p text:style-name="P2"><text:span text:style-name="T12">3. TRIGGERS<text:tab/></text:span><text:span text:style-name="T10">TR <text:s/></text:span></text:p>
            <text:p text:style-name="P16">Hearing numerous rumours about loosing money in websites</text:p>
          </table:table-cell>
          <table:table-cell table:style-name="Table1.B1" table:number-rows-spanned="2" office:value-type="string">
            <text:p text:style-name="P4"><text:span text:style-name="T12">10. YOUR SOLUTION <text:s text:c="42"/></text:span><text:span text:style-name="T11">YS</text:span><text:span text:style-name="T10"> <text:s/></text:span></text:p>
            <text:p text:style-name="P20"/>
            <text:p text:style-name="P21"/>
            <text:p text:style-name="P22">Use Machine learning algorithm and Artificial algorithm identify and prevent from phishing website which will make people feel better and then people use website application more and more……….</text:p>
          </table:table-cell>
          <table:table-cell table:style-name="Table1.B1" table:number-rows-spanned="2" office:value-type="string">
            <text:list xml:id="list2987015823" text:style-name="WWNum1">
              <text:list-item>
                <text:p text:style-name="P27"><text:span text:style-name="T12">CHANNELS of BEHAVIOUR<text:tab/></text:span><text:span text:style-name="T10">CH <text:s/></text:span></text:p>
                <text:list>
                  <text:list-item>
                    <text:p text:style-name="P28">ONLINE</text:p>
                  </text:list-item>
                </text:list>
              </text:list-item>
            </text:list>
            <text:p text:style-name="P10">What kind of actions do customers take online? Extract online channels from #7</text:p>
            <text:p text:style-name="P12">Learn how to use website &amp; how to protect our valuable data from phishing &amp; Then learn my website is protected or not Through YouTube channels, mage-sins and articles.</text:p>
            <text:p text:style-name="P7"/>
            <text:p text:style-name="P8"/>
            <text:p text:style-name="P8"/>
            <text:p text:style-name="P8"/>
            <text:list xml:id="list85851835223070" text:continue-numbering="true" text:style-name="WWNum1">
              <text:list-item>
                <text:list>
                  <text:list-item>
                    <text:p text:style-name="P29">OFFLINE</text:p>
                  </text:list-item>
                </text:list>
              </text:list-item>
            </text:list>
            <text:p text:style-name="P15">They can aware &amp; detect &amp; prevent from phishing through reading books about phishing data through website.</text:p>
          </table:table-cell>
          <table:table-cell table:style-name="Table1.A1" table:number-rows-spanned="2" office:value-type="string">
            <text:p text:style-name="P18"/>
            <text:p text:style-name="P18"/>
          </table:table-cell>
        </table:table-row>
        <table:table-row table:style-name="Table1.2">
          <table:covered-table-cell table:style-name="Table1.A1"/>
          <table:table-cell table:style-name="Table1.B1" office:value-type="string">
            <text:p text:style-name="P3"><text:span text:style-name="T12">4. EMOTIONS: BEFORE / AFTER<text:tab/></text:span><text:span text:style-name="T10">EM <text:s/></text:span></text:p>
            <text:p text:style-name="P11">How do customers feel when they face a problem or a job and afterwards?</text:p>
            <text:p text:style-name="P30"><text:line-break/></text:p>
            <text:p text:style-name="P31">Before : </text:p>
            <text:p text:style-name="P31">People with fear while entering their valuable data like personal details, any application login credentials and banking details, etc…</text:p>
            <text:p text:style-name="P31">After :</text:p>
            <text:p text:style-name="P32">People feels free from entering their valuable data after gaining knowledge about phishing.</text:p>
          </table:table-cell>
          <table:covered-table-cell table:style-name="Table1.B1"/>
          <table:covered-table-cell table:style-name="Table1.B1"/>
          <table:covered-table-cell table:style-name="Table1.A1"/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rdo" svg:font-family="Cardo" style:font-family-generic="roman" style:font-pitch="variable"/>
    <style:font-face style:name="Cardo1" svg:font-family="Cardo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 Bk" svg:font-family="'Roboto Bk'" style:font-family-generic="roman" style:font-pitch="variable"/>
    <style:font-face style:name="Roboto Bk1" svg:font-family="'Roboto Bk'" style:font-family-generic="system" style:font-pitch="variable"/>
    <style:font-face style:name="Roboto1" svg:font-family="Roboto" style:font-pitch="variable"/>
    <style:font-face style:name="Roboto2" svg:font-family="Roboto" style:font-family-generic="roman" style:font-pitch="variable"/>
    <style:font-face style:name="Roboto3" svg:font-family="Roboto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Roboto2" fo:font-size="11pt" fo:language="en" fo:country="US" style:letter-kerning="false" style:font-name-asian="Roboto3" style:font-size-asian="11pt" style:language-asian="zh" style:country-asian="CN" style:font-name-complex="Roboto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Roboto2" fo:font-size="11pt" fo:language="en" fo:country="US" style:letter-kerning="false" style:font-name-asian="Roboto3" style:font-size-asian="11pt" style:language-asian="zh" style:country-asian="CN" style:font-name-complex="Roboto3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Roboto2" fo:font-family="Roboto" style:font-family-generic="roman" style:font-pitch="variable" style:font-name-asian="Roboto3" style:font-family-asian="Roboto" style:font-family-generic-asian="system" style:font-pitch-asian="variable" style:font-name-complex="Roboto3" style:font-family-complex="Roboto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text-properties fo:font-size="6pt" style:font-size-asian="6pt" style:font-size-complex="6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left="0.035cm" fo:margin-right="0cm" fo:margin-top="0.026cm" fo:margin-bottom="0cm" style:contextual-spacing="false" fo:text-indent="0cm" style:auto-text-indent="false"/>
      <style:text-properties style:font-name="Roboto Bk" fo:font-family="'Roboto Bk'" style:font-family-generic="roman" style:font-pitch="variable" fo:font-size="10pt" fo:font-weight="bold" style:font-name-asian="Roboto Bk1" style:font-family-asian="'Roboto Bk'" style:font-family-generic-asian="system" style:font-pitch-asian="variable" style:font-size-asian="10pt" style:font-weight-asian="bold" style:font-name-complex="Roboto Bk1" style:font-family-complex="'Roboto Bk'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normal"/>
    <style:style style:name="Table_20_Paragraph" style:display-name="Table Paragraph" style:family="paragraph" style:parent-style-name="normal"/>
    <style:style style:name="Normal_20__28_Web_29_" style:display-name="Normal (Web)" style:family="paragraph" style:parent-style-name="normal">
      <style:paragraph-properties fo:margin-top="0.494cm" fo:margin-bottom="0.494cm" style:contextual-spacing="false" fo:orphans="2" fo:widows="2"/>
      <style:text-properties style:font-name="Times New Roman2" fo:font-family="'Times New Roman'" style:font-family-generic="roman" style:font-pitch="variable" fo:font-size="12pt" fo:language="en" fo:country="IN" style:font-name-asian="Times New Roman3" style:font-family-asian="'Times New Roman'" style:font-family-generic-asian="system" style:font-pitch-asian="variable" style:font-size-asian="12pt" style:language-asian="en" style:country-asian="IN" style:font-name-complex="Times New Roman3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222222" loext:opacity="100%" style:font-name="Roboto2" fo:font-family="Roboto" style:font-family-generic="roman" style:font-pitch="variable" fo:font-size="8pt" fo:font-weight="bold" style:font-name-asian="Roboto3" style:font-family-asian="Roboto" style:font-family-generic-asian="system" style:font-pitch-asian="variable" style:font-size-asian="8pt" style:font-weight-asian="bold" style:font-name-complex="Roboto3" style:font-family-complex="Roboto" style:font-family-generic-complex="system" style:font-pitch-complex="variable" style:font-size-complex="8pt"/>
    </style:style>
    <style:style style:name="ListLabel_20_2" style:display-name="ListLabel 2" style:family="text">
      <style:text-properties fo:color="#6a6a6a" loext:opacity="100%" style:font-name="Roboto2" fo:font-family="Roboto" style:font-family-generic="roman" style:font-pitch="variable" fo:font-size="6pt" fo:font-weight="bold" style:font-name-asian="Roboto3" style:font-family-asian="Roboto" style:font-family-generic-asian="system" style:font-pitch-asian="variable" style:font-size-asian="6pt" style:font-weight-asian="bold" style:font-name-complex="Roboto3" style:font-family-complex="Roboto" style:font-family-generic-complex="system" style:font-pitch-complex="variable" style:font-size-complex="6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319cm" fo:margin-left="0.631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358cm" fo:margin-left="0.669cm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1.58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2.49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3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4.32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5.233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6.14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358cm" fo:margin-left="7.05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29cm" fo:margin-bottom="0cm" fo:margin-left="0.529cm" fo:margin-right="0cm" style:writing-mode="lr-tb" style:layout-grid-color="#c0c0c0" style:layout-grid-lines="204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07:09:00</meta:creation-date>
    <dc:date>2022-10-03T08:41:50.673457060</dc:date>
    <meta:editing-duration>PT5M59S</meta:editing-duration>
    <meta:editing-cycles>2</meta:editing-cycles>
    <meta:generator>LibreOffice/7.3.6.2$Linux_X86_64 LibreOffice_project/30$Build-2</meta:generator>
    <meta:document-statistic meta:table-count="1" meta:image-count="0" meta:object-count="0" meta:page-count="2" meta:paragraph-count="24" meta:word-count="210" meta:character-count="1435" meta:non-whitespace-character-count="1079"/>
    <meta:user-defined meta:name="Created" meta:value-type="date">2021-07-27T00:00:00</meta:user-defined>
    <meta:user-defined meta:name="LastSaved" meta:value-type="date">2022-10-01T00:00:00</meta:user-defined>
  </office:meta>
</office:document-meta>
</file>